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.139in" fo:line-height="115%" style:page-number="auto" style:text-autospace="none"/>
      <style:text-properties style:font-name="Calibri" fo:font-size="14pt" fo:language="en" fo:country="none" style:font-name-asian="Calibri" style:font-size-asian="14pt" style:font-name-complex="Calibri" style:font-size-complex="14pt"/>
    </style:style>
    <style:style style:name="P2" style:family="paragraph" style:parent-style-name="Standard">
      <style:paragraph-properties fo:margin-top="0in" fo:margin-bottom="0.139in" fo:line-height="115%" style:text-autospace="none"/>
      <style:text-properties style:font-name="Calibri" fo:font-size="14pt" fo:language="en" fo:country="none" style:font-name-asian="Calibri" style:font-size-asian="14pt" style:font-name-complex="Calibri" style:font-size-complex="14pt"/>
    </style:style>
    <style:style style:name="P3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font-name="Calibri" fo:font-size="14pt" fo:language="en" fo:country="none" style:font-name-asian="Calibri" style:font-size-asian="14pt" style:font-name-complex="Calibri" style:font-size-complex="14pt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use-window-font-color="true" style:font-name="Calibri1" fo:font-size="14pt" fo:language="en" fo:country="none" fo:font-weight="normal" fo:background-color="transparent" style:font-name-asian="Calibri1" style:font-size-asian="14pt" style:font-weight-asian="normal" style:font-name-complex="Calibri1" style:font-size-complex="14pt"/>
    </style:style>
    <style:style style:name="T1" style:family="text">
      <style:text-properties style:use-window-font-color="true" style:font-name="Calibri1" fo:font-weight="normal" fo:background-color="transparent" style:font-name-asian="Calibri1" style:font-weight-asian="normal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1. </text:p>
      <text:p text:style-name="P3"><text:span text:style-name="T1">Create Selenium IDE Test Case for Gmail Login Functionality.</text:span></text:p>
      <text:p text:style-name="P3"><text:span text:style-name="T1">Program 2. </text:span></text:p>
      <text:p text:style-name="P4">CreateSelenium IDE Test Case to give inputs and read and display the input values that we have passed to the web elements for Gmail Login Functionality.</text:p>
      <text:p text:style-name="P2">Program 3. </text:p>
      <text:p text:style-name="P2">Write Selenium IDE test case to select an item from a web page element and verify that the element is present in the web page before the selection of an it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2S</meta:editing-duration>
    <meta:editing-cycles>3</meta:editing-cycles>
    <meta:generator>OpenOffice/4.0.0$Win32 OpenOffice.org_project/400m3$Build-9702</meta:generator>
    <dc:date>2016-01-06T19:06:54.26</dc:date>
    <meta:document-statistic meta:table-count="0" meta:image-count="0" meta:object-count="0" meta:page-count="1" meta:paragraph-count="6" meta:word-count="72" meta:character-count="403"/>
    <meta:user-defined meta:name="Info 1"/>
    <meta:user-defined meta:name="Info 2"/>
    <meta:user-defined meta:name="Info 3"/>
    <meta:user-defined meta:name="Info 4"/>
  </office:meta>
</office:document-meta>
</file>